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0c23a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15db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9e7ba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25c6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4c2f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dd701e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f31c76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19f26a1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1555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f0a4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Times New Roman"/>
    </style:style>
    <style:style style:name="P27" style:family="paragraph" style:parent-style-name="Text_20_body">
      <style:paragraph-properties fo:text-align="start" style:justify-single-word="false"/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19f26a1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weight="normal" officeooo:rsid="00a11edb" officeooo:paragraph-rsid="019f26a1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a01967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weight="normal" officeooo:rsid="0101a22a" officeooo:paragraph-rsid="0101a22a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536506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weight="normal" officeooo:rsid="01257e8d" officeooo:paragraph-rsid="0126d0f6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weight="normal" officeooo:rsid="00e1cdea" officeooo:paragraph-rsid="019e7bad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1a8261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e12bd7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weight="normal" officeooo:rsid="010e965e" officeooo:paragraph-rsid="01e12bd7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weight="normal" officeooo:rsid="01b8d132" officeooo:paragraph-rsid="01b8d132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weight="normal" officeooo:rsid="01d7b5af" officeooo:paragraph-rsid="01d7b5af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358ce4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e12bd7" style:font-weight-asian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e12bd7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weight="normal" officeooo:rsid="024328ea" officeooo:paragraph-rsid="0244624a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weight="normal" officeooo:rsid="02465bc4" officeooo:paragraph-rsid="02465bc4" style:font-weight-asian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weight="normal" officeooo:rsid="0266a03d" officeooo:paragraph-rsid="0266a03d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weight="normal" officeooo:rsid="027ef917" officeooo:paragraph-rsid="027ef917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3e67a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53552" style:font-weight-asian="normal" style:font-weight-complex="normal"/>
    </style:style>
    <style:style style:name="P56" style:family="paragraph" style:parent-style-name="Heading_20_1">
      <style:text-properties style:font-name="Times New Roman" fo:font-size="16pt" style:font-size-asian="16pt" style:font-size-complex="16pt"/>
    </style:style>
    <style:style style:name="P57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58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5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6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61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62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f31c76" style:font-weight-asian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weight="normal" officeooo:rsid="01bedb5d" officeooo:paragraph-rsid="02b6e897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3e67a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613673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weight="normal" officeooo:rsid="033ae1e1" officeooo:paragraph-rsid="033c50a9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weight="normal" officeooo:rsid="033ae1e1" officeooo:paragraph-rsid="033fc545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weight="normal" officeooo:rsid="033ae1e1" officeooo:paragraph-rsid="0343add7" style:font-weight-asian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style:text-underline-style="none" fo:font-weight="normal" officeooo:rsid="02814342" officeooo:paragraph-rsid="027ef917" style:font-weight-asian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style:text-underline-style="none" fo:font-weight="bold" officeooo:rsid="02d2b09c" officeooo:paragraph-rsid="02d2b09c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304556c" style:font-weight-asian="bold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32a452f" style:font-weight-asian="bold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weight="bold" officeooo:rsid="014c05b8" officeooo:paragraph-rsid="03145dec" style:font-weight-asian="bold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4b4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1ed" style:font-weight-asian="normal" style:font-weight-complex="normal"/>
    </style:style>
    <style:style style:name="T13" style:family="text">
      <style:text-properties fo:font-weight="normal" officeooo:rsid="0018aeb1" style:font-weight-asian="normal" style:font-weight-complex="normal"/>
    </style:style>
    <style:style style:name="T14" style:family="text">
      <style:text-properties fo:font-weight="normal" officeooo:rsid="0019e209" style:font-weight-asian="normal" style:font-weight-complex="normal"/>
    </style:style>
    <style:style style:name="T15" style:family="text">
      <style:text-properties fo:font-weight="normal" officeooo:rsid="0019eb61" style:font-weight-asian="normal" style:font-weight-complex="normal"/>
    </style:style>
    <style:style style:name="T16" style:family="text">
      <style:text-properties fo:font-weight="normal" officeooo:rsid="002ec2d3" style:font-weight-asian="normal" style:font-weight-complex="normal"/>
    </style:style>
    <style:style style:name="T17" style:family="text">
      <style:text-properties fo:font-weight="normal" officeooo:rsid="00302919" style:font-weight-asian="normal" style:font-weight-complex="normal"/>
    </style:style>
    <style:style style:name="T18" style:family="text">
      <style:text-properties fo:font-weight="normal" officeooo:rsid="0036f184" style:font-weight-asian="normal" style:font-weight-complex="normal"/>
    </style:style>
    <style:style style:name="T19" style:family="text">
      <style:text-properties fo:font-weight="normal" officeooo:rsid="00428197" style:font-weight-asian="normal" style:font-weight-complex="normal"/>
    </style:style>
    <style:style style:name="T20" style:family="text">
      <style:text-properties fo:font-weight="normal" officeooo:rsid="0046c2bf" style:font-weight-asian="normal" style:font-weight-complex="normal"/>
    </style:style>
    <style:style style:name="T21" style:family="text">
      <style:text-properties fo:font-weight="normal" officeooo:rsid="004bcac8" style:font-weight-asian="normal" style:font-weight-complex="normal"/>
    </style:style>
    <style:style style:name="T22" style:family="text">
      <style:text-properties fo:font-weight="normal" officeooo:rsid="004e6b25" style:font-weight-asian="normal" style:font-weight-complex="normal"/>
    </style:style>
    <style:style style:name="T23" style:family="text">
      <style:text-properties fo:font-weight="normal" officeooo:rsid="0054ab3e" style:font-weight-asian="normal" style:font-weight-complex="normal"/>
    </style:style>
    <style:style style:name="T24" style:family="text">
      <style:text-properties fo:font-weight="normal" officeooo:rsid="0075312c" style:font-weight-asian="normal" style:font-weight-complex="normal"/>
    </style:style>
    <style:style style:name="T25" style:family="text">
      <style:text-properties fo:font-weight="normal" officeooo:rsid="0075c475" style:font-weight-asian="normal" style:font-weight-complex="normal"/>
    </style:style>
    <style:style style:name="T26" style:family="text">
      <style:text-properties fo:font-weight="normal" officeooo:rsid="0077aa49" style:font-weight-asian="normal" style:font-weight-complex="normal"/>
    </style:style>
    <style:style style:name="T27" style:family="text">
      <style:text-properties fo:font-weight="normal" officeooo:rsid="007c0460" style:font-weight-asian="normal" style:font-weight-complex="normal"/>
    </style:style>
    <style:style style:name="T28" style:family="text">
      <style:text-properties fo:font-weight="normal" officeooo:rsid="0082e3fe" style:font-weight-asian="normal" style:font-weight-complex="normal"/>
    </style:style>
    <style:style style:name="T29" style:family="text">
      <style:text-properties fo:font-weight="normal" officeooo:rsid="00879c29" style:font-weight-asian="normal" style:font-weight-complex="normal"/>
    </style:style>
    <style:style style:name="T30" style:family="text">
      <style:text-properties fo:font-weight="normal" officeooo:rsid="008d744e" style:font-weight-asian="normal" style:font-weight-complex="normal"/>
    </style:style>
    <style:style style:name="T31" style:family="text">
      <style:text-properties fo:font-weight="normal" officeooo:rsid="008f4619" style:font-weight-asian="normal" style:font-weight-complex="normal"/>
    </style:style>
    <style:style style:name="T32" style:family="text">
      <style:text-properties fo:font-weight="normal" officeooo:rsid="00917b14" style:font-weight-asian="normal" style:font-weight-complex="normal"/>
    </style:style>
    <style:style style:name="T33" style:family="text">
      <style:text-properties fo:font-weight="normal" officeooo:rsid="00a93c8c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6453" style:font-weight-asian="normal" style:font-weight-complex="normal"/>
    </style:style>
    <style:style style:name="T36" style:family="text">
      <style:text-properties fo:font-weight="normal" officeooo:rsid="00b5ad1d" style:font-weight-asian="normal" style:font-weight-complex="normal"/>
    </style:style>
    <style:style style:name="T37" style:family="text">
      <style:text-properties fo:font-weight="normal" officeooo:rsid="00b71f47" style:font-weight-asian="normal" style:font-weight-complex="normal"/>
    </style:style>
    <style:style style:name="T38" style:family="text">
      <style:text-properties fo:font-weight="normal" officeooo:rsid="00bbe96f" style:font-weight-asian="normal" style:font-weight-complex="normal"/>
    </style:style>
    <style:style style:name="T39" style:family="text">
      <style:text-properties fo:font-weight="normal" officeooo:rsid="00bf3f9b" style:font-weight-asian="normal" style:font-weight-complex="normal"/>
    </style:style>
    <style:style style:name="T40" style:family="text">
      <style:text-properties fo:font-weight="normal" officeooo:rsid="00cfadbe" style:font-weight-asian="normal" style:font-weight-complex="normal"/>
    </style:style>
    <style:style style:name="T41" style:family="text">
      <style:text-properties fo:font-weight="normal" officeooo:rsid="00d7b366" style:font-weight-asian="normal" style:font-weight-complex="normal"/>
    </style:style>
    <style:style style:name="T42" style:family="text">
      <style:text-properties fo:font-weight="normal" officeooo:rsid="00df3e44" style:font-weight-asian="normal" style:font-weight-complex="normal"/>
    </style:style>
    <style:style style:name="T43" style:family="text">
      <style:text-properties fo:font-weight="normal" officeooo:rsid="00e00e38" style:font-weight-asian="normal" style:font-weight-complex="normal"/>
    </style:style>
    <style:style style:name="T44" style:family="text">
      <style:text-properties fo:font-weight="normal" officeooo:rsid="00e1cdea" style:font-weight-asian="normal" style:font-weight-complex="normal"/>
    </style:style>
    <style:style style:name="T45" style:family="text">
      <style:text-properties fo:font-weight="normal" officeooo:rsid="014ced5f" style:font-weight-asian="normal" style:font-weight-complex="normal"/>
    </style:style>
    <style:style style:name="T46" style:family="text">
      <style:text-properties fo:font-weight="normal" officeooo:rsid="0155be70" style:font-weight-asian="normal" style:font-weight-complex="normal"/>
    </style:style>
    <style:style style:name="T47" style:family="text">
      <style:text-properties fo:font-weight="normal" officeooo:rsid="015ce502" style:font-weight-asian="normal" style:font-weight-complex="normal"/>
    </style:style>
    <style:style style:name="T48" style:family="text">
      <style:text-properties fo:font-weight="normal" officeooo:rsid="015d668a" style:font-weight-asian="normal" style:font-weight-complex="normal"/>
    </style:style>
    <style:style style:name="T49" style:family="text">
      <style:text-properties fo:font-weight="normal" officeooo:rsid="015f5928" style:font-weight-asian="normal" style:font-weight-complex="normal"/>
    </style:style>
    <style:style style:name="T50" style:family="text">
      <style:text-properties fo:font-weight="normal" officeooo:rsid="0189e82c" style:font-weight-asian="normal" style:font-weight-complex="normal"/>
    </style:style>
    <style:style style:name="T51" style:family="text">
      <style:text-properties fo:font-weight="normal" officeooo:rsid="018a5187" style:font-weight-asian="normal" style:font-weight-complex="normal"/>
    </style:style>
    <style:style style:name="T52" style:family="text">
      <style:text-properties fo:font-weight="normal" officeooo:rsid="01b8d132" style:font-weight-asian="normal" style:font-weight-complex="normal"/>
    </style:style>
    <style:style style:name="T53" style:family="text">
      <style:text-properties fo:font-weight="normal" officeooo:rsid="01f7379c" style:font-weight-asian="normal" style:font-weight-complex="normal"/>
    </style:style>
    <style:style style:name="T54" style:family="text">
      <style:text-properties fo:font-weight="normal" officeooo:rsid="02888261" style:font-weight-asian="normal" style:font-weight-complex="normal"/>
    </style:style>
    <style:style style:name="T55" style:family="text">
      <style:text-properties fo:font-weight="normal" officeooo:rsid="028c96d1" style:font-weight-asian="normal" style:font-weight-complex="normal"/>
    </style:style>
    <style:style style:name="T56" style:family="text">
      <style:text-properties fo:font-weight="normal" officeooo:rsid="028e224a" style:font-weight-asian="normal" style:font-weight-complex="normal"/>
    </style:style>
    <style:style style:name="T57" style:family="text">
      <style:text-properties fo:font-weight="normal" officeooo:rsid="029cd5c7" style:font-weight-asian="normal" style:font-weight-complex="normal"/>
    </style:style>
    <style:style style:name="T58" style:family="text">
      <style:text-properties fo:font-weight="normal" officeooo:rsid="02a5fda7" style:font-weight-asian="normal" style:font-weight-complex="normal"/>
    </style:style>
    <style:style style:name="T59" style:family="text">
      <style:text-properties fo:font-weight="normal" officeooo:rsid="02a70bac" style:font-weight-asian="normal" style:font-weight-complex="normal"/>
    </style:style>
    <style:style style:name="T60" style:family="text">
      <style:text-properties fo:font-weight="normal" officeooo:rsid="02dc4079" style:font-weight-asian="normal" style:font-weight-complex="normal"/>
    </style:style>
    <style:style style:name="T61" style:family="text">
      <style:text-properties fo:font-weight="normal" officeooo:rsid="02eaf4dd" style:font-weight-asian="normal" style:font-weight-complex="normal"/>
    </style:style>
    <style:style style:name="T62" style:family="text">
      <style:text-properties fo:font-weight="normal" officeooo:rsid="02ee6843" style:font-weight-asian="normal" style:font-weight-complex="normal"/>
    </style:style>
    <style:style style:name="T63" style:family="text">
      <style:text-properties fo:font-weight="normal" officeooo:rsid="014c05b8" style:font-weight-asian="normal" style:font-weight-complex="normal"/>
    </style:style>
    <style:style style:name="T64" style:family="text">
      <style:text-properties fo:font-weight="normal" officeooo:rsid="034ce042" style:font-weight-asian="normal" style:font-weight-complex="normal"/>
    </style:style>
    <style:style style:name="T65" style:family="text">
      <style:text-properties fo:font-weight="normal" officeooo:rsid="034fb7aa" style:font-weight-asian="normal" style:font-weight-complex="normal"/>
    </style:style>
    <style:style style:name="T66" style:family="text">
      <style:text-properties officeooo:rsid="001ffc65"/>
    </style:style>
    <style:style style:name="T67" style:family="text">
      <style:text-properties officeooo:rsid="002a3a98" style:font-name-asian="Microsoft YaHei" style:font-name-complex="Arial"/>
    </style:style>
    <style:style style:name="T68" style:family="text">
      <style:text-properties officeooo:rsid="00f6eb52" style:font-name-asian="Microsoft YaHei" style:font-name-complex="Arial"/>
    </style:style>
    <style:style style:name="T69" style:family="text">
      <style:text-properties officeooo:rsid="0181a2f0" style:font-name-asian="Microsoft YaHei" style:font-name-complex="Arial"/>
    </style:style>
    <style:style style:name="T70" style:family="text">
      <style:text-properties officeooo:rsid="02d12b48" style:font-name-asian="Microsoft YaHei" style:font-name-complex="Arial"/>
    </style:style>
    <style:style style:name="T71" style:family="text">
      <style:text-properties officeooo:rsid="02d7c421" style:font-name-asian="Microsoft YaHei" style:font-name-complex="Arial"/>
    </style:style>
    <style:style style:name="T72" style:family="text">
      <style:text-properties officeooo:rsid="00552b85"/>
    </style:style>
    <style:style style:name="T73" style:family="text">
      <style:text-properties officeooo:rsid="0058dbd6"/>
    </style:style>
    <style:style style:name="T74" style:family="text">
      <style:text-properties officeooo:rsid="0059a63b"/>
    </style:style>
    <style:style style:name="T75" style:family="text">
      <style:text-properties officeooo:rsid="005ce986"/>
    </style:style>
    <style:style style:name="T76" style:family="text">
      <style:text-properties officeooo:rsid="005dcff1"/>
    </style:style>
    <style:style style:name="T77" style:family="text">
      <style:text-properties officeooo:rsid="0064bf9f"/>
    </style:style>
    <style:style style:name="T78" style:family="text">
      <style:text-properties officeooo:rsid="0065db7e"/>
    </style:style>
    <style:style style:name="T79" style:family="text">
      <style:text-properties officeooo:rsid="0067ec74"/>
    </style:style>
    <style:style style:name="T80" style:family="text">
      <style:text-properties officeooo:rsid="006c3cf8"/>
    </style:style>
    <style:style style:name="T81" style:family="text">
      <style:text-properties officeooo:rsid="00f61deb"/>
    </style:style>
    <style:style style:name="T82" style:family="text">
      <style:text-properties officeooo:rsid="00f6eb52"/>
    </style:style>
    <style:style style:name="T83" style:family="text">
      <style:text-properties officeooo:rsid="00e1cdea"/>
    </style:style>
    <style:style style:name="T84" style:family="text">
      <style:text-properties officeooo:rsid="011f2fa0"/>
    </style:style>
    <style:style style:name="T85" style:family="text">
      <style:text-properties officeooo:rsid="0121fc9d"/>
    </style:style>
    <style:style style:name="T86" style:family="text">
      <style:text-properties officeooo:rsid="00d7b366"/>
    </style:style>
    <style:style style:name="T87" style:family="text">
      <style:text-properties officeooo:rsid="00df3e44"/>
    </style:style>
    <style:style style:name="T88" style:family="text">
      <style:text-properties officeooo:rsid="00e00e38"/>
    </style:style>
    <style:style style:name="T89" style:family="text">
      <style:text-properties officeooo:rsid="012a0a99"/>
    </style:style>
    <style:style style:name="T90" style:family="text">
      <style:text-properties officeooo:rsid="012c523c"/>
    </style:style>
    <style:style style:name="T91" style:family="text">
      <style:text-properties officeooo:rsid="012cedd7"/>
    </style:style>
    <style:style style:name="T92" style:family="text">
      <style:text-properties officeooo:rsid="0141adc4"/>
    </style:style>
    <style:style style:name="T93" style:family="text">
      <style:text-properties officeooo:rsid="01548860"/>
    </style:style>
    <style:style style:name="T94" style:family="text">
      <style:text-properties officeooo:rsid="016da9d0"/>
    </style:style>
    <style:style style:name="T95" style:family="text">
      <style:text-properties officeooo:rsid="016ea9a7"/>
    </style:style>
    <style:style style:name="T96" style:family="text">
      <style:text-properties officeooo:rsid="01967377"/>
    </style:style>
    <style:style style:name="T97" style:family="text">
      <style:text-properties officeooo:rsid="01ae295d"/>
    </style:style>
    <style:style style:name="T98" style:family="text">
      <style:text-properties officeooo:rsid="01aea84f"/>
    </style:style>
    <style:style style:name="T99" style:family="text">
      <style:text-properties style:font-name="Liberation Mono" fo:font-size="10.5pt" fo:font-style="normal" style:font-size-asian="10.5pt" style:font-style-asian="normal"/>
    </style:style>
    <style:style style:name="T100" style:family="text">
      <style:text-properties officeooo:rsid="01b8d132"/>
    </style:style>
    <style:style style:name="T101" style:family="text">
      <style:text-properties officeooo:rsid="015d668a"/>
    </style:style>
    <style:style style:name="T102" style:family="text">
      <style:text-properties officeooo:rsid="01d7ce53"/>
    </style:style>
    <style:style style:name="T103" style:family="text">
      <style:text-properties officeooo:rsid="01d9ca5e"/>
    </style:style>
    <style:style style:name="T104" style:family="text">
      <style:text-properties officeooo:rsid="0140d341"/>
    </style:style>
    <style:style style:name="T105" style:family="text">
      <style:text-properties officeooo:rsid="011a8261"/>
    </style:style>
    <style:style style:name="T106" style:family="text">
      <style:text-properties officeooo:rsid="01f0672c"/>
    </style:style>
    <style:style style:name="T107" style:family="text">
      <style:text-properties officeooo:rsid="020311eb"/>
    </style:style>
    <style:style style:name="T108" style:family="text">
      <style:text-properties officeooo:rsid="0214a2be"/>
    </style:style>
    <style:style style:name="T109" style:family="text">
      <style:text-properties officeooo:rsid="021f8323"/>
    </style:style>
    <style:style style:name="T110" style:family="text">
      <style:text-properties officeooo:rsid="0220a642"/>
    </style:style>
    <style:style style:name="T111" style:family="text">
      <style:text-properties officeooo:rsid="0233ecb8"/>
    </style:style>
    <style:style style:name="T112" style:family="text">
      <style:text-properties officeooo:rsid="02346e17"/>
    </style:style>
    <style:style style:name="T113" style:family="text">
      <style:text-properties officeooo:rsid="023bf7ce"/>
    </style:style>
    <style:style style:name="T114" style:family="text">
      <style:text-properties officeooo:rsid="024a90c7"/>
    </style:style>
    <style:style style:name="T115" style:family="text">
      <style:text-properties officeooo:rsid="02680635"/>
    </style:style>
    <style:style style:name="T116" style:family="text">
      <style:text-properties officeooo:rsid="026a6a98"/>
    </style:style>
    <style:style style:name="T117" style:family="text">
      <style:text-properties officeooo:rsid="0270edaa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2814342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officeooo:rsid="0286a15d"/>
    </style:style>
    <style:style style:name="T122" style:family="text">
      <style:text-properties officeooo:rsid="014c05b8"/>
    </style:style>
    <style:style style:name="T123" style:family="text">
      <style:text-properties officeooo:rsid="02ab25e9"/>
    </style:style>
    <style:style style:name="T124" style:family="text">
      <style:text-properties officeooo:rsid="02b05c9a"/>
    </style:style>
    <style:style style:name="T125" style:family="text">
      <style:text-properties officeooo:rsid="02bcce71"/>
    </style:style>
    <style:style style:name="T126" style:family="text">
      <style:text-properties officeooo:rsid="02c5db6a"/>
    </style:style>
    <style:style style:name="T127" style:family="text">
      <style:text-properties officeooo:rsid="02c87df4"/>
    </style:style>
    <style:style style:name="T128" style:family="text">
      <style:text-properties officeooo:rsid="02d072df"/>
    </style:style>
    <style:style style:name="T129" style:family="text">
      <style:text-properties officeooo:rsid="033c50a9"/>
    </style:style>
    <style:style style:name="T130" style:family="text">
      <style:text-properties officeooo:rsid="01536506"/>
    </style:style>
    <style:style style:name="T131" style:family="text">
      <style:text-properties officeooo:rsid="03413198"/>
    </style:style>
    <style:style style:name="T132" style:family="text">
      <style:text-properties officeooo:rsid="0349821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57" text:outline-level="1">1 – Introduction</text:h>
      <text:p text:style-name="P26"/>
      <text:p text:style-name="P26">Frameworks such as Tensor<text:span text:style-name="T66">F</text:span>low or Py<text:span text:style-name="T66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81">T</text:span>he <text:span text:style-name="T3">proper</text:span> math aspect <text:span text:style-name="T6">is</text:span> <text:span text:style-name="T6">little by little </text:span>forgotten.</text:p>
      <text:p text:style-name="P26">The objective is to do a summary of the important propositions. These propositions will be mathematically proven. <text:span text:style-name="T7">The </text:span><text:span text:style-name="T74">subject</text:span><text:span text:style-name="T7"> </text:span><text:span text:style-name="T75">tackled </text:span><text:span text:style-name="T76">is</text:span><text:span text:style-name="T7"> </text:span><text:span text:style-name="T72">a multi-class classification problem </text:span><text:span text:style-name="T73">with</text:span><text:span text:style-name="T7"> – dense layers, ReLU and Soft</text:span><text:span text:style-name="T121">M</text:span><text:span text:style-name="T7">ax activation layers, Categorical cross-entropy loss, Stochastic gradient descent optimizer. </text:span><text:span text:style-name="T77">However, </text:span><text:span text:style-name="T81">all</text:span><text:span text:style-name="T78"> the </text:span><text:span text:style-name="T79">elements below can be re-used or easily modified to cover </text:span><text:span text:style-name="T80">a </text:span><text:span text:style-name="T79">regression problem.</text:span></text:p>
      <text:p text:style-name="P26"/>
      <text:h text:style-name="P58" text:outline-level="1">2 – <text:span text:style-name="T8">Notation and Nomenclature</text:span></text:h>
      <text:p text:style-name="P54"><text:span text:style-name="T45"/></text:p>
      <text:p text:style-name="P74">Definition –<text:span text:style-name="T11"> </text:span><text:span text:style-name="T45">Let</text:span><text:span text:style-name="T45"><draw:frame draw:style-name="fr1" draw:name="Objet43" text:anchor-type="as-char" svg:width="0.524cm" svg:height="0.326cm" draw:z-index="9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6">a</text:span><text:span text:style-name="T47"> non-empty </text:span><text:span text:style-name="T56">open</text:span><text:span text:style-name="T47"> </text:span><text:span text:style-name="T54">subset </text:span><text:span text:style-name="T46">of</text:span><text:span text:style-name="T46"><draw:frame draw:style-name="fr1" draw:name="Objet52" text:anchor-type="as-char" svg:width="0.744cm" svg:height="0.527cm" draw:z-index="99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45">, </text:span><text:span text:style-name="T55"><draw:frame draw:style-name="fr1" draw:name="Objet53" text:anchor-type="as-char" svg:width="0.88cm" svg:height="0.531cm" draw:z-index="100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62">a</text:span><text:span text:style-name="T61"> </text:span><text:span text:style-name="T56">norm </text:span><text:span text:style-name="T58">on</text:span><text:span text:style-name="T57"><draw:frame draw:style-name="fr1" draw:name="Objet62" text:anchor-type="as-char" svg:width="0.744cm" svg:height="0.527cm" draw:z-index="101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57">, </text:span><text:span text:style-name="T57"><draw:frame draw:style-name="fr1" draw:name="Objet80" text:anchor-type="as-char" svg:width="0.975cm" svg:height="0.531cm" draw:z-index="102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61">a norm on</text:span><text:span text:style-name="T61"><draw:frame draw:style-name="fr1" draw:name="Objet111" text:anchor-type="as-char" svg:width="0.84cm" svg:height="0.527cm" draw:z-index="103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45">, </text:span><text:span text:style-name="T59">and</text:span><text:span text:style-name="T45"><draw:frame draw:style-name="fr1" draw:name="Objet112" text:anchor-type="as-char" svg:width="2.148cm" svg:height="0.527cm" draw:z-index="10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45">. Then</text:span><text:span text:style-name="T45"><draw:frame draw:style-name="fr1" draw:name="Objet54" text:anchor-type="as-char" svg:width="0.404cm" svg:height="0.467cm" draw:z-index="9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continuous function is equivalent to</text:span></text:p>
      <text:p text:style-name="P24"><text:span text:style-name="T11"><draw:frame draw:style-name="fr1" draw:name="Objet74" text:anchor-type="as-char" svg:width="1.513cm" svg:height="0.467cm" draw:z-index="1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1">,</text:span></text:p>
      <text:p text:style-name="P24"><text:span text:style-name="T11"><draw:frame draw:style-name="fr1" draw:name="Objet55" text:anchor-type="as-char" svg:width="1.369cm" svg:height="0.467cm" draw:z-index="13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1">,</text:span><text:span text:style-name="T11"><draw:frame draw:style-name="fr1" draw:name="Objet56" text:anchor-type="as-char" svg:width="1.282cm" svg:height="0.483cm" draw:z-index="1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11">,</text:span><text:span text:style-name="T11"><draw:frame draw:style-name="fr1" draw:name="Objet57" text:anchor-type="as-char" svg:width="1.52cm" svg:height="0.467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1">,</text:span><text:span text:style-name="T11"><draw:frame draw:style-name="fr1" draw:name="Objet58" text:anchor-type="as-char" svg:width="5.653cm" svg:height="0.54cm" draw:z-index="21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39">The notation<draw:frame draw:style-name="fr1" draw:name="Objet59" text:anchor-type="as-char" svg:width="2.127cm" svg:height="0.557cm" draw:z-index="27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3">set of </text:span>continuous function<text:span text:style-name="T95">s</text:span> from<draw:frame draw:style-name="fr1" draw:name="Objet46" text:anchor-type="as-char" svg:width="0.524cm" svg:height="0.326cm" draw:z-index="97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32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67">The notation<draw:frame draw:style-name="fr1" draw:name="Objet117" text:anchor-type="as-char" svg:width="1.512cm" svg:height="0.557cm" draw:z-index="115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29">means the set of continuous functions from</text:span><text:span text:style-name="T129"><draw:frame draw:style-name="fr1" draw:name="Objet118" text:anchor-type="as-char" svg:width="0.744cm" svg:height="0.527cm" draw:z-index="117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0">to</text:span><text:span text:style-name="T130"><draw:frame draw:style-name="fr1" draw:name="Objet119" text:anchor-type="as-char" svg:width="0.744cm" svg:height="0.527cm" draw:z-index="116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0">.</text:span></text:p>
      <text:p text:style-name="P54"/>
      <text:p text:style-name="P72"><text:span text:style-name="T122">Definition –</text:span><text:span text:style-name="T63"> </text:span><text:span text:style-name="T45">Let</text:span><text:span text:style-name="T45"><draw:frame draw:style-name="fr1" draw:name="Objet63" text:anchor-type="as-char" svg:width="0.524cm" svg:height="0.326cm" draw:z-index="9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46">a</text:span><text:span text:style-name="T47"> non-empty </text:span><text:span text:style-name="T56">open</text:span><text:span text:style-name="T47"> </text:span><text:span text:style-name="T54">subset </text:span><text:span text:style-name="T46">of</text:span><text:span text:style-name="T46"><draw:frame draw:style-name="fr1" draw:name="Objet64" text:anchor-type="as-char" svg:width="0.744cm" svg:height="0.527cm" draw:z-index="9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5">, </text:span><text:span text:style-name="T55"><draw:frame draw:style-name="fr1" draw:name="Objet65" text:anchor-type="as-char" svg:width="0.88cm" svg:height="0.531cm" draw:z-index="9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62">a</text:span><text:span text:style-name="T61"> </text:span><text:span text:style-name="T56">norm </text:span><text:span text:style-name="T58">on</text:span><text:span text:style-name="T57"><draw:frame draw:style-name="fr1" draw:name="Objet100" text:anchor-type="as-char" svg:width="0.744cm" svg:height="0.527cm" draw:z-index="93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57">, </text:span><text:span text:style-name="T57"><draw:frame draw:style-name="fr1" draw:name="Objet101" text:anchor-type="as-char" svg:width="0.975cm" svg:height="0.531cm" draw:z-index="94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61">a norm on</text:span><text:span text:style-name="T61"><draw:frame draw:style-name="fr1" draw:name="Objet113" text:anchor-type="as-char" svg:width="0.84cm" svg:height="0.527cm" draw:z-index="95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45">, </text:span><text:span text:style-name="T59">and</text:span><text:span text:style-name="T45"><draw:frame draw:style-name="fr1" draw:name="Objet114" text:anchor-type="as-char" svg:width="2.148cm" svg:height="0.527cm" draw:z-index="9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45">. Then</text:span><text:span text:style-name="T45"><draw:frame draw:style-name="fr1" draw:name="Objet66" text:anchor-type="as-char" svg:width="0.404cm" svg:height="0.467cm" draw:z-index="35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48">derivable </text:span><text:span text:style-name="T49">is equivalent to</text:span></text:p>
      <text:p text:style-name="P25"><text:span text:style-name="T11"><draw:frame draw:style-name="fr1" draw:name="Objet75" text:anchor-type="as-char" svg:width="1.513cm" svg:height="0.467cm" draw:z-index="42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1">,</text:span><text:span text:style-name="T11"><draw:frame draw:style-name="fr1" draw:name="Objet76" text:anchor-type="as-char" svg:width="2.404cm" svg:height="0.557cm" draw:z-index="43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1">,</text:span></text:p>
      <text:p text:style-name="P25"><text:soft-page-break/><text:span text:style-name="T11"><draw:frame draw:style-name="fr1" draw:name="Objet70" text:anchor-type="as-char" svg:width="1.369cm" svg:height="0.467cm" draw:z-index="44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1">,</text:span><text:span text:style-name="T11"><draw:frame draw:style-name="fr1" draw:name="Objet71" text:anchor-type="as-char" svg:width="1.282cm" svg:height="0.483cm" draw:z-index="45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1">,</text:span><text:span text:style-name="T11"><draw:frame draw:style-name="fr1" draw:name="Objet72" text:anchor-type="as-char" svg:width="1.52cm" svg:height="0.467cm" draw:z-index="46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1">,</text:span><text:span text:style-name="T11"><draw:frame draw:style-name="fr1" draw:name="Objet73" text:anchor-type="as-char" svg:width="7.013cm" svg:height="1.085cm" draw:z-index="4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66"><text:span text:style-name="T49">The notation</text:span><text:span text:style-name="T49"><draw:frame draw:style-name="fr1" draw:name="Objet67" text:anchor-type="as-char" svg:width="2.185cm" svg:height="0.557cm" draw:z-index="5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9">means the </text:span><text:span text:style-name="T93">set of </text:span><text:span text:style-name="T94">derivable</text:span><text:span text:style-name="T49"> function</text:span><text:span text:style-name="T94">s</text:span><text:span text:style-name="T49"> from</text:span><text:span text:style-name="T49"><draw:frame draw:style-name="fr1" draw:name="Objet60" text:anchor-type="as-char" svg:width="0.524cm" svg:height="0.326cm" draw:z-index="105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49">to</text:span><text:span text:style-name="T49"><draw:frame draw:style-name="fr1" draw:name="Objet69" text:anchor-type="as-char" svg:width="0.84cm" svg:height="0.527cm" draw:z-index="10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49">.</text:span></text:p>
      <text:p text:style-name="P68">The notation<draw:frame draw:style-name="fr1" draw:name="Objet120" text:anchor-type="as-char" svg:width="1.57cm" svg:height="0.557cm" draw:z-index="118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29">means the set of </text:span><text:span text:style-name="T131">derivable</text:span><text:span text:style-name="T129"> functions from</text:span><text:span text:style-name="T129"><draw:frame draw:style-name="fr1" draw:name="Objet121" text:anchor-type="as-char" svg:width="0.744cm" svg:height="0.527cm" draw:z-index="11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0">to</text:span><text:span text:style-name="T130"><draw:frame draw:style-name="fr1" draw:name="Objet122" text:anchor-type="as-char" svg:width="0.744cm" svg:height="0.527cm" draw:z-index="12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0">.</text:span></text:p>
      <text:p text:style-name="P55"/>
      <text:p text:style-name="P73">Definition – <text:span text:style-name="T45">Let</text:span><text:span text:style-name="T45"><draw:frame draw:style-name="fr1" draw:name="Objet68" text:anchor-type="as-char" svg:width="0.524cm" svg:height="0.326cm" draw:z-index="10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6">a</text:span><text:span text:style-name="T47"> non-empty </text:span><text:span text:style-name="T56">open</text:span><text:span text:style-name="T47"> </text:span><text:span text:style-name="T54">subset </text:span><text:span text:style-name="T46">of</text:span><text:span text:style-name="T46"><draw:frame draw:style-name="fr1" draw:name="Objet81" text:anchor-type="as-char" svg:width="0.744cm" svg:height="0.527cm" draw:z-index="108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45">, </text:span><text:span text:style-name="T55"><draw:frame draw:style-name="fr1" draw:name="Objet82" text:anchor-type="as-char" svg:width="0.88cm" svg:height="0.531cm" draw:z-index="109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62">a</text:span><text:span text:style-name="T61"> </text:span><text:span text:style-name="T56">norm </text:span><text:span text:style-name="T58">on</text:span><text:span text:style-name="T57"><draw:frame draw:style-name="fr1" draw:name="Objet102" text:anchor-type="as-char" svg:width="0.744cm" svg:height="0.527cm" draw:z-index="11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57">, </text:span><text:span text:style-name="T57"><draw:frame draw:style-name="fr1" draw:name="Objet103" text:anchor-type="as-char" svg:width="0.975cm" svg:height="0.531cm" draw:z-index="111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61">a norm on</text:span><text:span text:style-name="T61"><draw:frame draw:style-name="fr1" draw:name="Objet115" text:anchor-type="as-char" svg:width="0.84cm" svg:height="0.527cm" draw:z-index="112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45">, </text:span><text:span text:style-name="T59">and</text:span><text:span text:style-name="T45"><draw:frame draw:style-name="fr1" draw:name="Objet116" text:anchor-type="as-char" svg:width="2.148cm" svg:height="0.527cm" draw:z-index="113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45">. Then</text:span><text:span text:style-name="T45"><draw:frame draw:style-name="fr1" draw:name="Objet83" text:anchor-type="as-char" svg:width="0.404cm" svg:height="0.467cm" draw:z-index="5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52">piece-wise </text:span><text:span text:style-name="T48">derivable </text:span><text:span text:style-name="T49">is equivalent to</text:span></text:p>
      <text:p text:style-name="P64"><draw:frame draw:style-name="fr1" draw:name="Objet84" text:anchor-type="as-char" svg:width="1.656cm" svg:height="0.467cm" draw:z-index="73"><draw:object xlink:href="./Object 84" xlink:type="simple" xlink:show="embed" xlink:actuate="onLoad"/><draw:image xlink:href="./ObjectReplacements/Object 84" xlink:type="simple" xlink:show="embed" xlink:actuate="onLoad"/></draw:frame><text:span text:style-name="T127">such as</text:span><text:span text:style-name="T127"><draw:frame draw:style-name="fr2" draw:name="Objet107" text:anchor-type="as-char" svg:width="0.549cm" svg:height="0.467cm" draw:z-index="87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5">compact and bounded</text:span>,</text:p>
      <text:p text:style-name="P64"><draw:frame draw:style-name="fr1" draw:name="Objet85" text:anchor-type="as-char" svg:width="2.078cm" svg:height="0.547cm" draw:z-index="59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26">open subsets </text:span><text:span text:style-name="T123">such as</text:span><text:span text:style-name="T123"><draw:frame draw:style-name="fr1" draw:name="Objet106" text:anchor-type="as-char" svg:width="1.986cm" svg:height="0.982cm" draw:z-index="8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4">and</text:span><text:span text:style-name="T123"><draw:frame draw:style-name="fr1" draw:name="Objet104" text:anchor-type="as-char" svg:width="2.967cm" svg:height="0.557cm" draw:z-index="85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3">,</text:span><text:span text:style-name="T123"><draw:frame draw:style-name="fr1" draw:name="Objet105" text:anchor-type="as-char" svg:width="3.403cm" svg:height="0.531cm" draw:z-index="86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3">,</text:span></text:p>
      <text:p text:style-name="P64"><draw:frame draw:style-name="fr1" draw:name="Objet86" text:anchor-type="as-char" svg:width="2.067cm" svg:height="0.482cm" draw:z-index="61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62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5"><draw:object xlink:href="./Object 88" xlink:type="simple" xlink:show="embed" xlink:actuate="onLoad"/><draw:image xlink:href="./ObjectReplacements/Object 88" xlink:type="simple" xlink:show="embed" xlink:actuate="onLoad"/></draw:frame>,<text:span text:style-name="T99"><draw:frame draw:style-name="fr1" draw:name="Objet89" text:anchor-type="as-char" svg:width="2.18cm" svg:height="0.54cm" draw:z-index="76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6">The notation<draw:frame draw:style-name="fr1" draw:name="Objet90" text:anchor-type="as-char" svg:width="2.387cm" svg:height="0.591cm" draw:z-index="55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0">piece-wise </text:span><text:span text:style-name="T101">derivable</text:span> functions <text:span text:style-name="T102">from</text:span><text:span text:style-name="T102"><draw:frame draw:style-name="fr1" draw:name="Objet91" text:anchor-type="as-char" svg:width="0.524cm" svg:height="0.326cm" draw:z-index="114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3">to</text:span><text:span text:style-name="T103"><draw:frame draw:style-name="fr1" draw:name="Objet92" text:anchor-type="as-char" svg:width="0.84cm" svg:height="0.527cm" draw:z-index="5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3">.</text:span></text:p>
      <text:p text:style-name="P69">The notation<draw:frame draw:style-name="fr1" draw:name="Objet123" text:anchor-type="as-char" svg:width="1.771cm" svg:height="0.591cm" draw:z-index="121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29">means the set of </text:span><text:span text:style-name="T100">piece-wise </text:span><text:span text:style-name="T101">derivable</text:span><text:span text:style-name="T129"> functions from</text:span><text:span text:style-name="T129"><draw:frame draw:style-name="fr1" draw:name="Objet124" text:anchor-type="as-char" svg:width="0.744cm" svg:height="0.527cm" draw:z-index="122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0">to</text:span><text:span text:style-name="T130"><draw:frame draw:style-name="fr1" draw:name="Objet125" text:anchor-type="as-char" svg:width="0.744cm" svg:height="0.527cm" draw:z-index="123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0">.</text:span></text:p>
      <text:p text:style-name="P45"/>
      <text:p text:style-name="P7">Definition – <text:span text:style-name="T11">Let</text:span><text:span text:style-name="T11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draw:frame draw:style-name="fr1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,</text:span><text:span text:style-name="T12"><draw:frame draw:style-name="fr1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. Then the ordered rectangular array</text:span></text:p>
      <text:p text:style-name="P28"><draw:frame draw:style-name="fr1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1">is a real matrix of dimension</text:span><text:span text:style-name="T11"><draw:frame draw:style-name="fr1" draw:name="Objet4" text:anchor-type="as-char" svg:width="1.088cm" svg:height="0.467cm" draw:z-index="16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16"><text:span text:style-name="T13">T</text:span><text:span text:style-name="T11">he following notation</text:span><text:span text:style-name="T18">s</text:span><text:span text:style-name="T11"> </text:span><text:span text:style-name="T18">are</text:span><text:span text:style-name="T11"> considered</text:span></text:p>
      <text:p text:style-name="P9"><text:span text:style-name="T11"><draw:frame draw:style-name="fr1" draw:name="Objet11" text:anchor-type="as-char" svg:width="2.99cm" svg:height="0.492cm" draw:z-index="5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">,</text:span><draw:frame draw:style-name="fr1" draw:name="Objet12" text:anchor-type="as-char" svg:width="3.154cm" svg:height="0.492cm" draw:z-index="58"><draw:object xlink:href="./Object 19" xlink:type="simple" xlink:show="embed" xlink:actuate="onLoad"/><draw:image xlink:href="./ObjectReplacements/Object 19" xlink:type="simple" xlink:show="embed" xlink:actuate="onLoad"/><svg:desc>formule</svg:desc></draw:frame>,<text:span text:style-name="T11"><draw:frame draw:style-name="fr1" draw:name="Objet10" text:anchor-type="as-char" svg:width="2.002cm" svg:height="0.531cm" draw:z-index="3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10"><draw:frame draw:style-name="fr1" draw:name="Objet16" text:anchor-type="as-char" svg:width="3.154cm" svg:height="0.492cm" draw:z-index="60"><draw:object xlink:href="./Object 16" xlink:type="simple" xlink:show="embed" xlink:actuate="onLoad"/><draw:image xlink:href="./ObjectReplacements/Object 16" xlink:type="simple" xlink:show="embed" xlink:actuate="onLoad"/><svg:desc>formule</svg:desc></draw:frame>,<text:span text:style-name="T11"><draw:frame draw:style-name="fr1" draw:name="Objet14" text:anchor-type="as-char" svg:width="2.415cm" svg:height="2.281cm" draw:z-index="4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10"><text:span text:style-name="T11"><draw:frame draw:style-name="fr1" draw:name="Objet18" text:anchor-type="as-char" svg:width="2.99cm" svg:height="0.492cm" draw:z-index="6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,</text:span><draw:frame draw:style-name="fr1" draw:name="Objet19" text:anchor-type="as-char" svg:width="3.154cm" svg:height="0.492cm" draw:z-index="64"><draw:object xlink:href="./Object 12" xlink:type="simple" xlink:show="embed" xlink:actuate="onLoad"/><draw:image xlink:href="./ObjectReplacements/Object 12" xlink:type="simple" xlink:show="embed" xlink:actuate="onLoad"/><svg:desc>formule</svg:desc></draw:frame>,<text:span text:style-name="T11"><draw:frame draw:style-name="fr1" draw:name="Objet17" text:anchor-type="as-char" svg:width="4.763cm" svg:height="0.586cm" draw:z-index="53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8"><text:span text:style-name="T13">The notation</text:span><text:span text:style-name="T13"><draw:frame draw:style-name="fr1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4">means</text:span><text:span text:style-name="T13"> the real matrix set of dimension</text:span><text:span text:style-name="T13"><draw:frame draw:style-name="fr1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.</text:span><text:span text:style-name="T10"><text:line-break/></text:span></text:p>
      <text:p text:style-name="P7">Convention –<text:span text:style-name="T11"> A vector is a matrix with only one row. Thus, </text:span><text:span text:style-name="T15">the real vector set</text:span><text:span text:style-name="T15"><draw:frame draw:style-name="fr1" draw:name="Objet8" text:anchor-type="as-char" svg:width="0.688cm" svg:height="0.527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1">is equivalent to</text:span><text:span text:style-name="T11"><draw:frame draw:style-name="fr1" draw:name="Objet9" text:anchor-type="as-char" svg:width="0.995cm" svg:height="0.531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1">.</text:span></text:p>
      <text:p text:style-name="P27"><text:soft-page-break/></text:p>
      <text:p text:style-name="P17">Notation – <text:span text:style-name="T11">The matrix transpose operation will be noted as</text:span><text:span text:style-name="T11"><draw:frame draw:style-name="fr1" draw:name="Objet13" text:anchor-type="as-char" svg:width="0.693cm" svg:height="0.527cm" draw:z-index="8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.</text:span></text:p>
      <text:p text:style-name="P29"/>
      <text:p text:style-name="P21">Definition –<text:span text:style-name="T11"> Let</text:span><text:span text:style-name="T11"><draw:frame draw:style-name="fr1" draw:name="Objet28" text:anchor-type="as-char" svg:width="1.713cm" svg:height="0.531cm" draw:z-index="17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, and</text:span><text:span text:style-name="T11"><draw:frame draw:style-name="fr1" draw:name="Objet29" text:anchor-type="as-char" svg:width="1.702cm" svg:height="0.531cm" draw:z-index="19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, and let the product noted</text:span><text:span text:style-name="T11"><draw:frame draw:style-name="fr1" draw:name="Objet30" text:anchor-type="as-char" svg:width="1.164cm" svg:height="0.467cm" draw:z-index="20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or</text:span><text:span text:style-name="T11"><draw:frame draw:style-name="fr1" draw:name="Objet31" text:anchor-type="as-char" svg:width="0.773cm" svg:height="0.467cm" draw:z-index="22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be</text:span></text:p>
      <text:p text:style-name="P32"><draw:frame draw:style-name="fr1" draw:name="Objet34" text:anchor-type="as-char" svg:width="2.746cm" svg:height="0.467cm" draw:z-index="23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><text:span text:style-name="T33">where</text:span><text:span text:style-name="T11"><draw:frame draw:style-name="fr1" draw:name="Objet32" text:anchor-type="as-char" svg:width="0.506cm" svg:height="0.467cm" draw:z-index="24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is a</text:span><text:span text:style-name="T11"><draw:frame draw:style-name="fr1" draw:name="Objet33" text:anchor-type="as-char" svg:width="1.132cm" svg:height="0.467cm" draw:z-index="25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matrix with</text:span></text:p>
      <text:p text:style-name="P22"><text:span text:style-name="T44"><draw:frame draw:style-name="fr1" draw:name="Objet40" text:anchor-type="as-char" svg:width="2.99cm" svg:height="0.492cm" draw:z-index="6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4">,</text:span><text:span text:style-name="T44"><draw:frame draw:style-name="fr1" draw:name="Objet79" text:anchor-type="as-char" svg:width="3.154cm" svg:height="0.492cm" draw:z-index="66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44">,</text:span></text:p>
      <text:p text:style-name="P31"><draw:frame draw:style-name="fr1" draw:name="Objet27" text:anchor-type="as-char" svg:width="4.14cm" svg:height="1.139cm" draw:z-index="5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30"/>
      <text:h text:style-name="P59" text:outline-level="1"><text:span text:style-name="T85">3</text:span> – <text:span text:style-name="T68">Activation functions</text:span></text:h>
      <text:p text:style-name="P23"/>
      <text:p text:style-name="P23">Definition –<text:span text:style-name="T11"> </text:span><text:span text:style-name="T41">Let</text:span><text:span text:style-name="T41"><draw:frame draw:style-name="fr1" draw:name="Objet37" text:anchor-type="as-char" svg:width="1.595cm" svg:height="0.531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">, </text:span><text:span text:style-name="T50">and</text:span><text:span text:style-name="T50"><draw:frame draw:style-name="fr1" draw:name="Objet78" text:anchor-type="as-char" svg:width="3.944cm" svg:height="0.591cm" draw:z-index="6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0">.</text:span><text:span text:style-name="T41"> </text:span><text:span text:style-name="T51">T</text:span><text:span text:style-name="T42">hen the </text:span><text:span text:style-name="T53">vector</text:span><text:span text:style-name="T43"> wise </text:span><text:span text:style-name="T44">application</text:span></text:p>
      <text:p text:style-name="P11"><text:span text:style-name="T44"><draw:frame draw:style-name="fr1" draw:name="Objet39" text:anchor-type="as-char" svg:width="2.99cm" svg:height="0.492cm" draw:z-index="6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4">,</text:span></text:p>
      <text:p text:style-name="P41"><draw:frame draw:style-name="fr1" draw:name="Objet38" text:anchor-type="as-char" svg:width="3.42cm" svg:height="1.235cm" draw:z-index="5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37">is an activation function.</text:p>
      <text:p text:style-name="P37"/>
      <text:p text:style-name="P40"><text:span text:style-name="T9">Proposition –</text:span> <text:span text:style-name="T86">Let</text:span><text:span text:style-name="T86"><draw:frame draw:style-name="fr1" draw:name="Objet49" text:anchor-type="as-char" svg:width="1.595cm" svg:height="0.531cm" draw:z-index="3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86">. </text:span><text:span text:style-name="T98">T</text:span><text:span text:style-name="T87">hen the </text:span><text:span text:style-name="T89">following</text:span><text:span text:style-name="T87"> </text:span><text:span text:style-name="T132">vector</text:span><text:span text:style-name="T88"> wise </text:span><text:span text:style-name="T83">application</text:span><text:span text:style-name="T90">s </text:span><text:span text:style-name="T91">are activation functions</text:span></text:p>
      <text:p text:style-name="P12"><text:span text:style-name="T44"><draw:frame draw:style-name="fr1" draw:name="Objet25" text:anchor-type="as-char" svg:width="2.99cm" svg:height="0.492cm" draw:z-index="6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4">,</text:span></text:p>
      <text:p text:style-name="P43"><draw:frame draw:style-name="fr1" draw:name="Objet41" text:anchor-type="as-char" svg:width="5.537cm" svg:height="1.249cm" draw:z-index="3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44"><text:span text:style-name="T105">with</text:span><text:span text:style-name="T105"><draw:frame draw:style-name="fr1" draw:name="Objet47" text:anchor-type="as-char" svg:width="0.928cm" svg:height="0.467cm" draw:z-index="33"><draw:object xlink:href="./Object 47" xlink:type="simple" xlink:show="embed" xlink:actuate="onLoad"/><draw:image xlink:href="./ObjectReplacements/Object 47" xlink:type="simple" xlink:show="embed" xlink:actuate="onLoad"/></draw:frame></text:span><text:span text:style-name="T105">the </text:span><text:span text:style-name="T107">element-wise </text:span><text:span text:style-name="T105">maximum </text:span><text:span text:style-name="T109">operation</text:span><text:span text:style-name="T105"> </text:span><text:span text:style-name="T108">between two vectors</text:span><text:span text:style-name="T105">.</text:span></text:p>
      <text:p text:style-name="P44"/>
      <text:p text:style-name="P13"><text:span text:style-name="T44"><draw:frame draw:style-name="fr1" draw:name="Objet42" text:anchor-type="as-char" svg:width="2.99cm" svg:height="0.492cm" draw:z-index="70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44">,</text:span></text:p>
      <text:p text:style-name="P42"><draw:frame draw:style-name="fr1" draw:name="Objet45" text:anchor-type="as-char" svg:width="5.443cm" svg:height="2.499cm" draw:z-index="36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38"><text:soft-page-break/>with<draw:frame draw:style-name="fr1" draw:name="Objet48" text:anchor-type="as-char" svg:width="0.407cm" svg:height="0.467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0">element-wise </text:span><text:span text:style-name="T84">exponential </text:span><text:span text:style-name="T97">operation</text:span>.</text:p>
      <text:p text:style-name="P51">The<draw:frame draw:style-name="fr1" draw:name="Objet94" text:anchor-type="as-char" svg:width="1.64cm" svg:height="0.467cm" draw:z-index="71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4">function will be denoted as</text:span><text:span text:style-name="T114"><draw:frame draw:style-name="fr1" draw:name="Objet97" text:anchor-type="as-char" svg:width="0.443cm" svg:height="0.467cm" draw:z-index="72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4">for simplicity.</text:span></text:p>
      <text:p text:style-name="P38"/>
      <text:p text:style-name="P47">The <text:span text:style-name="T113">J</text:span><text:span text:style-name="T111">a</text:span><text:span text:style-name="T112">c</text:span><text:span text:style-name="T111">obian </text:span><text:span text:style-name="T113">matrices</text:span> are the following</text:p>
      <text:p text:style-name="P14"><text:span text:style-name="T44"><draw:frame draw:style-name="fr1" draw:name="Objet93" text:anchor-type="as-char" svg:width="2.99cm" svg:height="0.492cm" draw:z-index="74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4">,</text:span></text:p>
      <text:p text:style-name="P49"><draw:frame draw:style-name="fr1" draw:name="Objet26" text:anchor-type="as-char" svg:width="10.818cm" svg:height="3.512cm" draw:z-index="77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48"><text:span text:style-name="T104">with</text:span><text:span text:style-name="T104"><draw:frame draw:style-name="fr1" draw:name="Objet50" text:anchor-type="as-char" svg:width="1.118cm" svg:height="0.577cm" draw:z-index="37"><draw:object xlink:href="./Object 50" xlink:type="simple" xlink:show="embed" xlink:actuate="onLoad"/><draw:image xlink:href="./ObjectReplacements/Object 50" xlink:type="simple" xlink:show="embed" xlink:actuate="onLoad"/></draw:frame></text:span><text:span text:style-name="T92">the</text:span><text:span text:style-name="T92"><draw:frame draw:style-name="fr1" draw:name="Objet51" text:anchor-type="as-char" svg:width="1.386cm" svg:height="0.543cm" draw:z-index="38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2">indicator function </text:span><text:span text:style-name="T106">on</text:span><text:span text:style-name="T92"><draw:frame draw:style-name="fr1" draw:name="Objet44" text:anchor-type="as-char" svg:width="1.074cm" svg:height="0.46cm" draw:z-index="7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2">.</text:span></text:p>
      <text:p text:style-name="P38"/>
      <text:p text:style-name="P15"><text:span text:style-name="T44"><draw:frame draw:style-name="fr1" draw:name="Objet96" text:anchor-type="as-char" svg:width="2.99cm" svg:height="0.492cm" draw:z-index="79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44">,</text:span></text:p>
      <text:p text:style-name="P63"><draw:frame draw:style-name="fr1" draw:name="Objet95" text:anchor-type="as-char" svg:width="3.785cm" svg:height="1.304cm" draw:z-index="80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2">where<draw:frame draw:style-name="fr1" draw:name="Objet98" text:anchor-type="as-char" svg:width="4.149cm" svg:height="0.557cm" draw:z-index="81"><draw:object xlink:href="./Object 98" xlink:type="simple" xlink:show="embed" xlink:actuate="onLoad"/><draw:image xlink:href="./ObjectReplacements/Object 98" xlink:type="simple" xlink:show="embed" xlink:actuate="onLoad"/></draw:frame>,<draw:frame draw:style-name="fr1" draw:name="Objet99" text:anchor-type="as-char" svg:width="5.013cm" svg:height="0.54cm" draw:z-index="82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50"><text:span text:style-name="T115">w</text:span>ith<draw:frame draw:style-name="fr1" draw:name="Objet77" text:anchor-type="as-char" svg:width="0.907cm" svg:height="0.473cm" draw:z-index="83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6">the Kronecker </text:span><text:span text:style-name="T117">delta</text:span><text:span text:style-name="T116">.</text:span></text:p>
      <text:p text:style-name="P50"/>
      <text:p text:style-name="P53"><text:span text:style-name="T120">Proof:</text:span><text:span text:style-name="T118"> </text:span><text:span text:style-name="T119">TO DO.</text:span></text:p>
      <text:p text:style-name="P70"/>
      <text:h text:style-name="P62" text:outline-level="1"><text:span text:style-name="T128">3</text:span> – <text:span text:style-name="T70">Categorical </text:span><text:span text:style-name="T71">cross-</text:span><text:span text:style-name="T70">entropy </text:span><text:span text:style-name="T71">loss</text:span></text:h>
      <text:p text:style-name="P70"/>
      <text:p text:style-name="P71">Definition – <text:span text:style-name="T11">Let</text:span><text:span text:style-name="T11"><draw:frame draw:style-name="fr1" draw:name="Objet108" text:anchor-type="as-char" svg:width="1.655cm" svg:height="0.531cm" draw:z-index="88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1">,</text:span><text:span text:style-name="T11"><draw:frame draw:style-name="fr1" draw:name="Objet109" text:anchor-type="as-char" svg:width="1.655cm" svg:height="0.531cm" draw:z-index="89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1">, </text:span><text:span text:style-name="T60">and</text:span><text:span text:style-name="T60"><draw:frame draw:style-name="fr1" draw:name="Objet110" text:anchor-type="as-char" svg:width="5.05cm" svg:height="0.591cm" draw:z-index="124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0">. </text:span></text:p>
      <text:p text:style-name="P70"/>
      <text:h text:style-name="P60" text:outline-level="1"><text:span text:style-name="T82">4</text:span> – <text:span text:style-name="T69">Dense layers</text:span></text:h>
      <text:p text:style-name="P33"/>
      <text:p text:style-name="P20">Definition –<text:span text:style-name="T11"> </text:span><text:span text:style-name="T36">Let</text:span><text:span text:style-name="T36"><draw:frame draw:style-name="fr1" draw:name="Objet35" text:anchor-type="as-char" svg:width="1.649cm" svg:height="0.531cm" draw:z-index="40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the input vector, and</text:span><text:span text:style-name="T37"><draw:frame draw:style-name="fr1" draw:name="Objet36" text:anchor-type="as-char" svg:width="1.789cm" svg:height="0.531cm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5">x</text:span><text:span text:style-name="T40">. </text:span><text:span text:style-name="T38">Then the </text:span><text:span text:style-name="T39">simple </text:span><text:span text:style-name="T38">perceptron is defined as the operation</text:span></text:p>
      <text:p text:style-name="P34"><text:soft-page-break/></text:p>
      <text:h text:style-name="P61" text:outline-level="1"><text:span text:style-name="T82">5</text:span> – <text:span text:style-name="T67">Neural Network</text:span></text:h>
      <text:p text:style-name="P35"/>
      <text:p text:style-name="P18">Definition –<text:span text:style-name="T11"> </text:span><text:span text:style-name="T22">Suppose </text:span><text:span text:style-name="T23">a data set with</text:span><text:span text:style-name="T23"><draw:frame draw:style-name="fr1" draw:name="Objet21" text:anchor-type="as-char" svg:width="0.422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samples. </text:span><text:span text:style-name="T24">Each sample have</text:span><text:span text:style-name="T24"><draw:frame draw:style-name="fr1" draw:name="Objet22" text:anchor-type="as-char" svg:width="0.515cm" svg:height="0.467cm" draw:z-index="28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features and a correspondin</text:span><text:span text:style-name="T25">g </text:span><text:span text:style-name="T26">one-hot encoded label </text:span><text:span text:style-name="T27">among</text:span><text:span text:style-name="T27"><draw:frame draw:style-name="fr1" draw:name="Objet23" text:anchor-type="as-char" svg:width="0.33cm" svg:height="0.467cm" draw:z-index="29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possible labels</text:span><text:span text:style-name="T26">.</text:span></text:p>
      <text:p text:style-name="P18"><text:span text:style-name="T16">Let</text:span><text:span text:style-name="T16"><draw:frame draw:style-name="fr1" draw:name="Objet15" text:anchor-type="as-char" svg:width="1.716cm" svg:height="0.531cm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, </text:span><text:span text:style-name="T19">and</text:span><text:span text:style-name="T19"><draw:frame draw:style-name="fr1" draw:name="Objet20" text:anchor-type="as-char" svg:width="1.572cm" svg:height="0.531cm" draw:z-index="11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the matrices defining </text:span><text:span text:style-name="T20">the features and </text:span><text:span text:style-name="T28">the labels</text:span><text:span text:style-name="T20"> respectively </text:span><text:span text:style-name="T29">for each sample</text:span><text:span text:style-name="T20">.</text:span></text:p>
      <text:p text:style-name="P36"/>
      <text:p text:style-name="P19"><text:span text:style-name="T20">S</text:span><text:span text:style-name="T11">uppose </text:span><text:span text:style-name="T30">a neural network </text:span><text:span text:style-name="T31">with</text:span><text:span text:style-name="T31"><draw:frame draw:style-name="fr1" draw:name="Objet24" text:anchor-type="as-char" svg:width="0.423cm" svg:height="0.467cm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2">layers.</text:span></text:p>
      <text:p text:style-name="P35"/>
      <text:h text:style-name="P56" text:outline-level="1"><text:span text:style-name="T82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21T08:28:17.744000000</dc:date>
    <meta:editing-duration>P1DT20M29S</meta:editing-duration>
    <meta:editing-cycles>453</meta:editing-cycles>
    <meta:document-statistic meta:table-count="0" meta:image-count="0" meta:object-count="125" meta:page-count="5" meta:paragraph-count="73" meta:word-count="449" meta:character-count="3023" meta:non-whitespace-character-count="2616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09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  hat y  in M_{ n,m 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sup>
          <mi>ζ</mi>
          <mn>0</mn>
        </msup>
      </mrow>
      <mrow>
        <mrow>
          <mo fence="true" form="prefix" stretchy="false">(</mo>
          <mrow>
            <mrow>
              <msup>
                <mi mathvariant="normal">ℜ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sup>
          <mi>D</mi>
          <mi mathvariant="italic">pw</mi>
          <mn>0</mn>
        </msubsup>
      </mrow>
      <mrow>
        <mo fence="true" form="prefix" stretchy="false">(</mo>
        <mrow>
          <mrow>
            <msup>
              <mi mathvariant="normal">ℜ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^0(Re^m, Re) intersection D_pw^0( Re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sup>
        <mi>ζ</mi>
        <mn>0</mn>
      </msup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^0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120/content.xml><?xml version="1.0" encoding="utf-8"?>
<math xmlns="http://www.w3.org/1998/Math/MathML" display="block">
  <semantics>
    <mrow>
      <msup>
        <mi>D</mi>
        <mn>0</mn>
      </msup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^0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sup>
        <mi>D</mi>
        <mi mathvariant="italic">pw</mi>
        <mn>0</mn>
      </msubsup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^0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26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/>
                      <mo stretchy="false">∖</mo>
                      <mrow>
                        <mo stretchy="false">{</mo>
                        <mn>0</mn>
                        <mo stretchy="false">}</mo>
                      </mrow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{} bslash {\{0\}}}^m %toward M_{m,m} #
    [z]_{ i,: } %as left [ matrix {
		1_{ Re_{ {} bslash {\{0\}}}{{}+{}} }([z]_{ i,1 }) # 0 # dotsaxis # 0 ##
		0 # 1_{ Re_{ {} bslash {\{0\}}}{{}+{}} }([z]_{ i,2 }) # dotsdown # dotsvert ##
		dotsvert # dotsdown # dotsdown # 0 ##
		0 # dotsaxis # 0 # 1_{ Re_{ {} bslash {\{0\}}}{{}+{}} }([z]_{ i,m }) }
		right ]
  }
right none

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[z]_{ i,: } %as f( [z]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i mathvariant="normal">ℜ</mi>
                  <mi>↔</mi>
                  <mi mathvariant="normal">ℜ</mi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 %toward Re #
    [z]_{ i,: } %as max( 0_{Re^m}, [z]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>
      <mi mathvariant="normal">ℜ</mi>
      <mrow>
        <mrow/>
        <mo stretchy="false">∖</mo>
        <mrow>
          <mo stretchy="false">{</mo>
          <mn>0</mn>
          <mo stretchy="false">}</mo>
        </mrow>
      </mrow>
    </msub>
    <annotation encoding="StarMath 5.0">Re_{ {} bslash {\{0\}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[z]_{ i,: } %as e^{[z]_{i,:}} wideslash sum from{j'=1} to {m} e^{[z]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sup>
        <mi>ζ</mi>
        <mn>0</mn>
      </msup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^0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sup>
        <mi>D</mi>
        <mn>0</mn>
      </msup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^0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sup>
          <mi>ζ</mi>
          <mn>0</mn>
        </msup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sup>
          <mi>D</mi>
          <mi mathvariant="italic">pw</mi>
          <mn>0</mn>
        </msubsup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^0(Re^m) intersection D_pw^0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

<file path=Object 90/content.xml><?xml version="1.0" encoding="utf-8"?>
<math xmlns="http://www.w3.org/1998/Math/MathML" display="block">
  <semantics>
    <mrow>
      <msubsup>
        <mi>D</mi>
        <mi mathvariant="italic">pw</mi>
        <mn>0</mn>
      </msubsup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^0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[z]_{ i,: } %as J_S( [z]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row>
        <msub>
          <mrow>
            <mo fence="true" form="prefix" stretchy="false">[</mo>
            <mrow>
              <mrow>
                <msub>
                  <mi>J</mi>
                  <mi>S</mi>
                </msub>
                <mrow>
                  <mo fence="true" form="prefix" stretchy="false">(</mo>
                  <mrow>
                    <msub>
                      <mrow>
                        <mo fence="true" form="prefix" stretchy="false">[</mo>
                        <mrow>
                          <mi>z</mi>
                        </mrow>
                        <mo fence="true" form="postfix" stretchy="false">]</mo>
                      </mrow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i>j</mi>
            <mi>,</mi>
            <mi>j</mi>
            <mi>'</mi>
          </mrow>
        </msub>
        <mo stretchy="false">=</mo>
        <msub>
          <mi>S</mi>
          <mi>j</mi>
        </msub>
      </mrow>
      <mrow>
        <mo fence="true" form="prefix" stretchy="false">(</mo>
        <mrow>
          <mrow>
            <mrow>
              <msub>
                <mi>δ</mi>
                <mrow>
                  <mi>j</mi>
                  <mi>,</mi>
                  <mi>j</mi>
                  <mi>'</mi>
                </mrow>
              </msub>
              <mo stretchy="false">−</mo>
              <msub>
                <mi>S</mi>
                <mi>j</mi>
              </msub>
            </mrow>
            <mi>'</mi>
          </mrow>
        </mrow>
        <mo fence="true" form="postfix" stretchy="false">)</mo>
      </mrow>
    </mrow>
    <annotation encoding="StarMath 5.0">[J_S( [z]_{i,:} )]_{ j,j' } = S_j( %delta_{j,j'} - S_j' )</annotation>
  </semantics>
</math>
</file>